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Roboto" svg:font-family="Roboto, Arial, sans-serif"/>
    <style:font-face style:name="Arial3" svg:font-family="Arial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orphans="0" fo:widows="0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justify" style:justify-single-word="false" fo:orphans="0" fo:widows="0" fo:background-color="#ffffff" fo:padding="0cm" fo:border="none">
        <style:background-image/>
      </style:paragraph-properties>
    </style:style>
    <style:style style:name="P4" style:family="paragraph" style:parent-style-name="Standard">
      <style:paragraph-properties style:line-height-at-least="0.582cm" fo:background-color="#ffffff">
        <style:background-image/>
      </style:paragraph-properties>
      <style:text-properties fo:color="#000000" style:font-name="Consolas" fo:font-size="12pt" fo:font-weight="normal" fo:background-color="#ffffff"/>
    </style:style>
    <style:style style:name="P5" style:family="paragraph" style:parent-style-name="Standard">
      <style:paragraph-properties style:line-height-at-least="0.582cm" fo:background-color="#ffffff">
        <style:background-image/>
      </style:paragraph-properties>
      <style:text-properties fo:color="#000000" fo:background-color="#ffffff"/>
    </style:style>
    <style:style style:name="P6" style:family="paragraph" style:parent-style-name="Standard">
      <style:paragraph-properties style:line-height-at-least="0.582cm" fo:text-align="justify" style:justify-single-word="false"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size-complex="14pt"/>
    </style:style>
    <style:style style:name="P7" style:family="paragraph" style:parent-style-name="Standard">
      <style:paragraph-properties style:line-height-at-least="0.582cm" fo:text-align="justify" style:justify-single-word="false" fo:background-color="#ffffff">
        <style:background-image/>
      </style:paragraph-properties>
      <style:text-properties fo:color="#000000" style:font-name="Times New Roman" fo:font-size="14pt" fo:background-color="#ffffff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</style:style>
    <style:style style:name="P9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.212cm" fo:line-height="100%" fo:text-align="end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fo:color="#000000" style:font-name="Times New Roman" fo:font-size="18pt" fo:background-color="#ffffff" style:font-size-asian="18pt" style:font-size-complex="18pt"/>
    </style:style>
    <style:style style:name="P12" style:family="paragraph" style:parent-style-name="Standard">
      <style:paragraph-properties fo:margin-left="0cm" fo:margin-right="0cm" fo:margin-top="0cm" fo:margin-bottom="0.212cm" fo:line-height="100%" fo:text-align="start" style:justify-single-word="false" fo:text-indent="0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cm" fo:margin-bottom="0cm" fo:line-height="100%" fo:text-align="justify" style:justify-single-word="false" fo:orphans="0" fo:widows="0"/>
    </style:style>
    <style:style style:name="P16" style:family="paragraph" style:parent-style-name="Standard">
      <style:paragraph-properties fo:margin-top="0.423cm" fo:margin-bottom="0cm" fo:line-height="138%" fo:orphans="0" fo:widows="0"/>
    </style:style>
    <style:style style:name="P17" style:family="paragraph" style:parent-style-name="Standard">
      <style:paragraph-properties fo:margin-top="0.423cm" fo:margin-bottom="0cm" fo:line-height="138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499cm" style:line-height-at-least="0.582cm" fo:background-color="#ffffff">
        <style:background-image/>
      </style:paragraph-properties>
      <style:text-properties fo:color="#000000" fo:background-color="#ffffff"/>
    </style:style>
    <style:style style:name="P19" style:family="paragraph" style:parent-style-name="Standard" style:master-page-name="Standard">
      <style:paragraph-properties fo:margin-left="0cm" fo:margin-right="0cm" fo:margin-top="0cm" fo:margin-bottom="0.212cm" fo:line-height="100%" fo:text-align="center" style:justify-single-word="false" fo:text-indent="0.741cm" style:auto-text-indent="false" style:page-number="auto" fo:background-color="#ffffff" fo:padding="0cm" fo:border="none">
        <style:background-image/>
      </style:paragraph-properties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.212cm" fo:line-height="100%" fo:text-align="end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24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 fo:orphans="0" fo:widows="0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 fo:orphans="0" fo:widows="0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 fo:orphans="0" fo:widows="0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 fo:orphans="0" fo:widows="0" fo:background-color="#ffffff" fo:padding="0cm" fo:border="none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normal" fo:background-color="#ffffff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text-align="justify" style:justify-single-word="false" fo:orphans="0" fo:widows="0" fo:background-color="#ffffff" fo:padding="0cm" fo:border="none">
        <style:background-image/>
      </style:paragraph-properties>
      <style:text-properties fo:color="#000000" style:font-name="Times New Roman" fo:font-size="14pt" fo:font-weight="normal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.423cm" fo:margin-bottom="0.423cm"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.423cm" fo:margin-bottom="0.423cm"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L1">
      <style:paragraph-properties fo:margin-top="0.423cm" fo:margin-bottom="0.423cm" fo:line-height="0.423cm" fo:text-align="justify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top="0.423cm" fo:margin-bottom="0.423cm" fo:line-height="100%" fo:text-align="start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L1">
      <style:paragraph-properties fo:margin-top="0.423cm" fo:margin-bottom="0.423cm" fo:line-height="0.423cm" fo:text-align="justify" style:justify-single-word="false"/>
      <style:text-properties fo:color="#000000" style:text-position="0% 100%" style:font-name="Times New Roman" fo:font-size="14pt" fo:letter-spacing="normal" style:font-size-asian="14pt" style:font-size-complex="14pt"/>
    </style:style>
    <style:style style:name="P38" style:family="paragraph" style:parent-style-name="Standard" style:list-style-name="L1">
      <style:paragraph-properties fo:margin-top="0.423cm" fo:margin-bottom="0.423cm" fo:line-height="0.423cm" fo:text-align="justify" style:justify-single-word="false" fo:orphans="0" fo:widows="0"/>
      <style:text-properties fo:color="#000000" style:text-position="0% 100%" style:font-name="Times New Roman" fo:font-size="14pt" fo:letter-spacing="normal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fo:color="#000000" style:font-name="Consolas" fo:font-size="12pt" fo:font-weight="normal" fo:background-color="#ffffff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Consolas1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 style:list-style-name="WWNum1">
      <style:paragraph-properties fo:margin-left="1.27cm" fo:margin-right="0cm" fo:text-align="justify" style:justify-single-word="false" fo:orphans="0" fo:widows="0" fo:text-indent="-0.635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left="1.27cm" fo:margin-right="0cm" fo:text-align="center" style:justify-single-word="false" fo:orphans="0" fo:widows="0" fo:text-indent="-0.635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left="3.81cm" fo:margin-right="0cm" fo:text-align="justify" style:justify-single-word="false" fo:orphans="0" fo:widows="0" fo:text-indent="1.27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margin-top="0.423cm" fo:margin-bottom="0cm" fo:line-height="138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top="0.423cm" fo:margin-bottom="0cm"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9" style:family="paragraph" style:parent-style-name="Standard" style:master-page-name="">
      <style:paragraph-properties fo:margin-left="9.495cm" fo:margin-right="0cm" fo:margin-top="0cm" fo:margin-bottom="0.212cm" fo:line-height="100%" fo:text-align="start" style:justify-single-word="false" fo:text-indent="0.141cm" style:auto-text-indent="false" style:page-number="auto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left="9.495cm" fo:margin-right="0cm" fo:margin-top="0cm" fo:margin-bottom="0.212cm" fo:line-height="100%" fo:text-align="start" style:justify-single-word="false" fo:text-indent="0.141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8" style:family="text">
      <style:text-properties style:font-name="Consolas" fo:font-size="12pt" fo:font-weight="normal"/>
    </style:style>
    <style:style style:name="T9" style:family="text">
      <style:text-properties fo:font-variant="normal" fo:text-transform="none" fo:color="#202122" fo:letter-spacing="normal" fo:font-style="normal" fo:font-weight="normal" style:font-name-asian="Times New Roman1" style:font-name-complex="Times New Roman1"/>
    </style:style>
    <style:style style:name="T10" style:family="text">
      <style:text-properties fo:font-variant="normal" fo:text-transform="none" fo:color="#202122" fo:letter-spacing="normal" fo:language="ru" fo:country="RU" fo:font-style="normal" fo:font-weight="normal" style:font-name-asian="Times New Roman1" style:font-name-complex="Times New Roman1"/>
    </style:style>
    <style:style style:name="T11" style:family="text">
      <style:text-properties fo:font-variant="normal" fo:text-transform="none" fo:letter-spacing="normal" fo:font-style="normal" fo:font-weight="normal" style:font-name-asian="Times New Roman1" style:font-name-complex="Times New Roman1"/>
    </style:style>
    <style:style style:name="T12" style:family="text">
      <style:text-properties fo:color="#000000" style:text-position="0% 100%" fo:letter-spacing="normal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20">(Национальный исследовательский университет)</text:p>
      <text:p text:style-name="P1"/>
      <text:p text:style-name="P25">Факультет: «Информационные технологии и прикладная математика» </text:p>
      <text:p text:style-name="P25">Кафедра: 806 «Вычислительная математика и <text:s/>программирование» </text:p>
      <text:p text:style-name="P25">Дисциплина: «Объектно-ориентированное программирование» <text:s text:c="2"/></text:p>
      <text:p text:style-name="P9"><text:s/></text:p>
      <text:p text:style-name="P9"><text:s/></text:p>
      <text:p text:style-name="P9"><text:s/></text:p>
      <text:p text:style-name="P9"><text:s/></text:p>
      <text:p text:style-name="P23">Лабораторная работа № 2</text:p>
      <text:p text:style-name="P11"><text:span text:style-name="T6">Тема: </text:span><text:span text:style-name="T11">Операторы и литералы</text:span><text:span text:style-name="T6"> <text:s/>С++</text:span></text:p>
      <text:p text:style-name="P9"/>
      <text:p text:style-name="P24"><text:s/></text:p>
      <text:p text:style-name="P24"><text:s/></text:p>
      <text:p text:style-name="P9"><text:s/></text:p>
      <text:p text:style-name="P49">Студент: Пермяков Никита Александрович</text:p>
      <text:p text:style-name="P50">Группа: 80-208</text:p>
      <text:p text:style-name="P50">Преподаватель: Чернышов Л.Н.</text:p>
      <text:p text:style-name="P50">Дата:</text:p>
      <text:p text:style-name="P50">Оценка:</text:p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2"/>
      <text:p text:style-name="P9"/>
      <text:p text:style-name="P9"/>
      <text:p text:style-name="P8"><text:soft-page-break/><text:span text:style-name="T1">Москва, 20</text:span><text:span text:style-name="T4">20</text:span></text:p>
      <text:p text:style-name="P26">Постановка задачи</text:p>
      <text:p text:style-name="P26"/>
      <text:p text:style-name="P28">Цель: Изучение механизмов перегрузки операторов. Изучение механизмов работы с пользовательскими литералами. </text:p>
      <text:p text:style-name="P29"/>
      <text:p text:style-name="P30">Комплексное число в алгебраической форме представляются парой действительных чисел (a, b), где a – действительная часть, b – мнимая часть. Реализовать класс Complex для работы с комплексными числами. </text:p>
      <text:p text:style-name="P30"/>
      <text:p text:style-name="P6">сложения add, (a, b) + (c, d) = (a + c, b + d);</text:p>
      <text:p text:style-name="P6">вычитания sub, (a, b) – (c, d) = (a – c, b – d);</text:p>
      <text:p text:style-name="P6">умножения mul, (a, b)  (c, d) = (ac – bd, ad + bc);</text:p>
      <text:p text:style-name="P6">деления div, (a, b) / (c, d) = (ac + bd, bc – ad) / (c2 + d2);</text:p>
      <text:p text:style-name="P6">сравнение equ, (a, b) = (c, d), если (a = c) и (b = d);</text:p>
      <text:p text:style-name="P6">сопряженное число conj, conj(a, b) = (a, –b).</text:p>
      <text:p text:style-name="P6">Реализовать операции сравнения модулей.</text:p>
      <text:p text:style-name="P7"/>
      <text:p text:style-name="P6">Операции сложения, вычитания, умножения, деления, сравнения на равенство должны быть выполнены в виде перегрузки операторов.</text:p>
      <text:p text:style-name="P6">Необходимо реализовать пользовательский литерал для работы с константами типа Complex.</text:p>
      <text:p text:style-name="P27"/>
      <text:p text:style-name="P2"/>
      <text:p text:style-name="P2"/>
      <text:p text:style-name="P2"/>
      <text:p text:style-name="P2"/>
      <text:p text:style-name="P26">Описание программы</text:p>
      <text:p text:style-name="P31"/>
      <text:p text:style-name="P15"><text:span text:style-name="T2">Программа получает на вход 2 числа типа </text:span><text:span text:style-name="T3">double. </text:span><text:span text:style-name="T5">Преобразует в класс </text:span><text:span text:style-name="T3">Complex</text:span><text:span text:style-name="T2">. После вычислений программа выводит результаты операций: </text:span><text:span text:style-name="T3">+, -, /, *,</text:span><text:span text:style-name="T2"> а также операции сравнения и проверки на сопряженное число, выполненные с помощью перегрузки операторов. Далее программа демонстрирует работу литерала, который приводит строку в нужный вид </text:span><text:span text:style-name="T3">Complex</text:span><text:span text:style-name="T2">. Сами функции проделывают данную операцию с составляющими </text:span><text:span text:style-name="T3">double</text:span><text:span text:style-name="T2">, и возвращают переменную </text:span><text:span text:style-name="T5">в виде комплексного числа</text:span><text:span text:style-name="T2">. Также я сделал пользовательский литерал для работы с константами _</text:span><text:span text:style-name="T3">REAL </text:span><text:span text:style-name="T5">и <text:s/></text:span><text:span text:style-name="T3">_IMG </text:span><text:span text:style-name="T5">через вспомогательный класс </text:span><text:span text:style-name="T3">Part.</text:span><text:span text:style-name="T2"> Перед литералом пишется строка с разделителем «.»</text:span></text:p>
      <text:p text:style-name="P31"/>
      <text:p text:style-name="P31"><text:soft-page-break/></text:p>
      <text:p text:style-name="P31"/>
      <text:p text:style-name="P32">Набор тестов</text:p>
      <text:p text:style-name="P32"/>
      <text:p text:style-name="P33">Пояснение:</text:p>
      <text:list xml:id="list7747153862506292830" text:style-name="L1">
        <text:list-item>
          <text:p text:style-name="P35"><text:span text:style-name="T12">Вводим</text:span><text:span text:style-name="T12"> </text:span><text:span text:style-name="T12">две</text:span><text:span text:style-name="T12"> </text:span><text:span text:style-name="T12">битовые</text:span><text:span text:style-name="T12"> </text:span><text:span text:style-name="T12">строки</text:span></text:p>
        </text:list-item>
        <text:list-item>
          <text:p text:style-name="P37">Взаимодействуем с текстовым интерфейсом выполняя все операции в случайном <text:s/>порядке. </text:p>
        </text:list-item>
        <text:list-item>
          <text:p text:style-name="P38">Сравниваем результат битовых операций с выводом ответов в консоль.</text:p>
        </text:list-item>
      </text:list>
      <text:section text:style-name="Sect1" text:name="Section1">
        <text:p text:style-name="P36">Тесты № 1:</text:p>
        <text:p text:style-name="P36">5</text:p>
        <text:p text:style-name="P36">6</text:p>
        <text:p text:style-name="P36">3</text:p>
        <text:p text:style-name="P36">4</text:p>
        <text:p text:style-name="P36">7</text:p>
        <text:p text:style-name="P36">43</text:p>
        <text:p text:style-name="P36">87.87</text:p>
        <text:p text:style-name="P36">46</text:p>
        <text:p text:style-name="P36">76</text:p>
        <text:p text:style-name="P36">4</text:p>
        <text:p text:style-name="P36">1</text:p>
        <text:p text:style-name="P36">17</text:p>
        <text:p text:style-name="P36">-2</text:p>
        <text:p text:style-name="P36">-667</text:p>
        <text:p text:style-name="P36">-453</text:p>
        <text:p text:style-name="P36">3</text:p>
        <text:p text:style-name="P36">1</text:p>
        <text:p text:style-name="P36">65</text:p>
        <text:p text:style-name="P36">9</text:p>
        <text:p text:style-name="P36">-9</text:p>
        <text:p text:style-name="P36">-4</text:p>
        <text:p text:style-name="P36">1</text:p>
        <text:p text:style-name="P36">8</text:p>
        <text:p text:style-name="P36">Тесты № 2:</text:p>
        <text:p text:style-name="P36">-5</text:p>
        <text:p text:style-name="P36">-6</text:p>
        <text:p text:style-name="P36">-3</text:p>
        <text:p text:style-name="P36">4</text:p>
        <text:p text:style-name="P36">7</text:p>
        <text:p text:style-name="P36">43</text:p>
        <text:p text:style-name="P36">87.84</text:p>
        <text:p text:style-name="P36">46</text:p>
        <text:p text:style-name="P36">76</text:p>
        <text:p text:style-name="P36">1</text:p>
        <text:p text:style-name="P36">1</text:p>
        <text:p text:style-name="P36">67</text:p>
        <text:p text:style-name="P36">-62</text:p>
        <text:p text:style-name="P36">-6667</text:p>
        <text:p text:style-name="P36">-4733</text:p>
        <text:p text:style-name="P36">3</text:p>
        <text:p text:style-name="P36">1</text:p>
        <text:p text:style-name="P36">6265</text:p>
        <text:p text:style-name="P36">98</text:p>
        <text:p text:style-name="P36">89</text:p>
        <text:p text:style-name="P36">-54</text:p>
        <text:p text:style-name="P36">1</text:p>
        <text:p text:style-name="P36">j</text:p>
        <text:p text:style-name="P36">Тесты № 3:</text:p>
        <text:p text:style-name="P36">6</text:p>
        <text:p text:style-name="P36">2</text:p>
        <text:p text:style-name="P36">8</text:p>
        <text:p text:style-name="P36">5</text:p>
        <text:p text:style-name="P36">4</text:p>
        <text:p text:style-name="P36">1987.87</text:p>
        <text:p text:style-name="P36">76</text:p>
        <text:p text:style-name="P36">46</text:p>
        <text:p text:style-name="P36"><text:soft-page-break/>1</text:p>
        <text:p text:style-name="P36">1</text:p>
        <text:p text:style-name="P36">67</text:p>
        <text:p text:style-name="P36">-62</text:p>
        <text:p text:style-name="P36">-6667</text:p>
        <text:p text:style-name="P36">-4753</text:p>
        <text:p text:style-name="P36">3</text:p>
        <text:p text:style-name="P36">1</text:p>
        <text:p text:style-name="P36">6865</text:p>
        <text:p text:style-name="P36">98</text:p>
        <text:p text:style-name="P36">-59</text:p>
        <text:p text:style-name="P36">-54</text:p>
        <text:p text:style-name="P36">1</text:p>
        <text:p text:style-name="P36">р</text:p>
      </text:section>
      <text:p text:style-name="P34"/>
      <text:p text:style-name="P34"/>
      <text:p text:style-name="P34">Результаты выполнения тестов.</text:p>
      <text:p text:style-name="P34"/>
      <text:p text:style-name="P36"><text:bookmark-start text:name="__DdeLink__725_2146537733"/>Enter the real and img of complex no.<text:bookmark-end text:name="__DdeLink__725_2146537733"/></text:p>
      <text:p text:style-name="P36">Real : 5</text:p>
      <text:p text:style-name="P36">Img : 6</text:p>
      <text:p text:style-name="P36">Enter the real and img of complex no.</text:p>
      <text:p text:style-name="P36">Real : 3</text:p>
      <text:p text:style-name="P36">Img : 4</text:p>
      <text:p text:style-name="P36"/>
      <text:p text:style-name="P36"><text:s text:c="9"/>---Main Menu--</text:p>
      <text:p text:style-name="P36"><text:s text:c="9"/>1.Addition</text:p>
      <text:p text:style-name="P36"><text:s text:c="9"/>2.Subtraction</text:p>
      <text:p text:style-name="P36"><text:s text:c="9"/>3.Multiplication</text:p>
      <text:p text:style-name="P36"><text:s text:c="9"/>4.Division</text:p>
      <text:p text:style-name="P36"><text:s text:c="9"/>5.Equal</text:p>
      <text:p text:style-name="P36"><text:s text:c="9"/>6.Conjugate</text:p>
      <text:p text:style-name="P36"><text:s text:c="9"/>7.Show number with</text:p>
      <text:p text:style-name="P36"><text:s text:c="11"/>Users literals</text:p>
      <text:p text:style-name="P36"><text:s text:c="11"/>in Complex define</text:p>
      <text:p text:style-name="P36"><text:s text:c="9"/>8.Exit</text:p>
      <text:p text:style-name="P36"><text:soft-page-break/><text:s text:c="8"/>---Enter your choice--&gt; 7</text:p>
      <text:p text:style-name="P36">(4.74) + (5.46)i</text:p>
      <text:p text:style-name="P36"/>
      <text:p text:style-name="P36"><text:s text:c="8"/>---Press 1 to continue--&gt; ^C</text:p>
      <text:p text:style-name="P36">root@dell:/mnt/c/Users/permi/source/repos/university/oop/2_operator_liter# g++ main.cpp</text:p>
      <text:p text:style-name="P36">root@dell:/mnt/c/Users/permi/source/repos/university/oop/2_operator_liter# ./a.out</text:p>
      <text:p text:style-name="P36">Enter the real and img of complex no.</text:p>
      <text:p text:style-name="P36">Real : 43</text:p>
      <text:p text:style-name="P36">Img : 87.87</text:p>
      <text:p text:style-name="P36">Enter the real and img of complex no.</text:p>
      <text:p text:style-name="P36">Real : </text:p>
      <text:p text:style-name="P36">46</text:p>
      <text:p text:style-name="P36">Img : 76</text:p>
      <text:p text:style-name="P36"/>
      <text:p text:style-name="P36"><text:s text:c="9"/>---Main Menu--</text:p>
      <text:p text:style-name="P36"><text:s text:c="9"/>1.Addition</text:p>
      <text:p text:style-name="P36"><text:s text:c="9"/>2.Subtraction</text:p>
      <text:p text:style-name="P36"><text:s text:c="9"/>3.Multiplication</text:p>
      <text:p text:style-name="P36"><text:s text:c="9"/>4.Division</text:p>
      <text:p text:style-name="P36"><text:s text:c="9"/>5.Equal</text:p>
      <text:p text:style-name="P36"><text:s text:c="9"/>6.Conjugate</text:p>
      <text:p text:style-name="P36"><text:s text:c="9"/>7.Show number with</text:p>
      <text:p text:style-name="P36"><text:s text:c="11"/>Users literals</text:p>
      <text:p text:style-name="P36"><text:s text:c="11"/>in Complex define</text:p>
      <text:p text:style-name="P36"><text:s text:c="9"/>8.Exit</text:p>
      <text:p text:style-name="P36"><text:s text:c="8"/>---Enter your choice--&gt; 4</text:p>
      <text:p text:style-name="P36"/>
      <text:p text:style-name="P36"><text:soft-page-break/></text:p>
      <text:p text:style-name="P36">(43) + (87.87)i / (46) + (76)i = (1.09682) + (0.0980765)i</text:p>
      <text:p text:style-name="P36"/>
      <text:p text:style-name="P36"><text:s text:c="8"/>---Press 1 to continue--&gt; </text:p>
      <text:p text:style-name="P36">1 </text:p>
      <text:p text:style-name="P36">Enter the real and img of complex no.</text:p>
      <text:p text:style-name="P36">Real : 17</text:p>
      <text:p text:style-name="P36">Img : -2</text:p>
      <text:p text:style-name="P36">Enter the real and img of complex no.</text:p>
      <text:p text:style-name="P36">Real : -667</text:p>
      <text:p text:style-name="P36">Img : -453</text:p>
      <text:p text:style-name="P36"/>
      <text:p text:style-name="P36"><text:s text:c="9"/>---Main Menu--</text:p>
      <text:p text:style-name="P36"><text:s text:c="9"/>1.Addition</text:p>
      <text:p text:style-name="P36"><text:s text:c="9"/>2.Subtraction</text:p>
      <text:p text:style-name="P36"><text:s text:c="9"/>3.Multiplication</text:p>
      <text:p text:style-name="P36"><text:s text:c="9"/>4.Division</text:p>
      <text:p text:style-name="P36"><text:s text:c="9"/>5.Equal</text:p>
      <text:p text:style-name="P36"><text:s text:c="9"/>6.Conjugate</text:p>
      <text:p text:style-name="P36"><text:s text:c="9"/>7.Show number with</text:p>
      <text:p text:style-name="P36"><text:s text:c="11"/>Users literals</text:p>
      <text:p text:style-name="P36"><text:s text:c="11"/>in Complex define</text:p>
      <text:p text:style-name="P36"><text:s text:c="9"/>8.Exit</text:p>
      <text:p text:style-name="P36"><text:s text:c="8"/>---Enter your choice--&gt; 3</text:p>
      <text:p text:style-name="P36"/>
      <text:p text:style-name="P36"/>
      <text:p text:style-name="P36">(17) + (-2)i * (-667) + (-453)i = (-12245) + (-6367)i</text:p>
      <text:p text:style-name="P36"><text:soft-page-break/></text:p>
      <text:p text:style-name="P36"><text:s text:c="8"/>---Press 1 to continue--&gt; 1</text:p>
      <text:p text:style-name="P36">Enter the real and img of complex no.</text:p>
      <text:p text:style-name="P36">Real : 65</text:p>
      <text:p text:style-name="P36">Img : 9</text:p>
      <text:p text:style-name="P36">Enter the real and img of complex no.</text:p>
      <text:p text:style-name="P36">Real : -9</text:p>
      <text:p text:style-name="P36">Img : -4</text:p>
      <text:p text:style-name="P36"/>
      <text:p text:style-name="P36"><text:s text:c="9"/>---Main Menu--</text:p>
      <text:p text:style-name="P36"><text:s text:c="9"/>1.Addition</text:p>
      <text:p text:style-name="P36"><text:s text:c="9"/>2.Subtraction</text:p>
      <text:p text:style-name="P36"><text:s text:c="9"/>3.Multiplication</text:p>
      <text:p text:style-name="P36"><text:s text:c="9"/>4.Division</text:p>
      <text:p text:style-name="P36"><text:s text:c="9"/>5.Equal</text:p>
      <text:p text:style-name="P36"><text:s text:c="9"/>6.Conjugate</text:p>
      <text:p text:style-name="P36"><text:s text:c="9"/>7.Show number with</text:p>
      <text:p text:style-name="P36"><text:s text:c="11"/>Users literals</text:p>
      <text:p text:style-name="P36"><text:s text:c="11"/>in Complex define</text:p>
      <text:p text:style-name="P36"><text:s text:c="9"/>8.Exit</text:p>
      <text:p text:style-name="P36"><text:s text:c="8"/>---Enter your choice--&gt; 1</text:p>
      <text:p text:style-name="P36"/>
      <text:p text:style-name="P36"/>
      <text:p text:style-name="P36">(65) + (9)i + (-9) + (-4)i = (56) + (5)i</text:p>
      <text:p text:style-name="P36"/>
      <text:p text:style-name="P36"><text:s text:c="8"/>---Press 1 to continue--&gt; 8</text:p>
      <text:p text:style-name="P13"/>
      <text:p text:style-name="P13"><text:soft-page-break/></text:p>
      <text:p text:style-name="P40">Листинг программы</text:p>
      <text:p text:style-name="P40"/>
      <text:p text:style-name="P41">/*</text:p>
      <text:p text:style-name="P4">Комплексное число в алгебраической форме представляются парой действительных чисел (a, b), где a – действительная часть, b – мнимая часть. Реализовать класс Complex для работы с комплексными числами. Обязательно должны быть присутствовать операции</text:p>
      <text:p text:style-name="P4">сложения add, (a, b) + (c, d) = (a + c, b + d);</text:p>
      <text:p text:style-name="P4">вычитания sub, (a, b) – (c, d) = (a – c, b – d);</text:p>
      <text:p text:style-name="P4">умножения mul, (a, b)  (c, d) = (ac – bd, ad + bc);</text:p>
      <text:p text:style-name="P4">деления div, (a, b) / (c, d) = (ac + bd, bc – ad) / (c2 + d2);</text:p>
      <text:p text:style-name="P4">сравнение equ, (a, b) = (c, d), если (a = c) и (b = d);</text:p>
      <text:p text:style-name="P4">сопряженное число conj, conj(a, b) = (a, –b).</text:p>
      <text:p text:style-name="P4">Реализовать операции сравнения модулей.</text:p>
      <text:p text:style-name="P5"/>
      <text:p text:style-name="P4">Операции сложения, вычитания, умножения, деления, сравнения на равенство должны быть выполнены в виде перегрузки операторов.</text:p>
      <text:p text:style-name="P4">Необходимо реализовать пользовательский литерал для работы с константами типа Complex.</text:p>
      <text:p text:style-name="P4">*/</text:p>
      <text:p text:style-name="P5"/>
      <text:p text:style-name="P4">#include&lt;iostream&gt;</text:p>
      <text:p text:style-name="P4">#include&lt;cmath&gt;</text:p>
      <text:p text:style-name="P18"/>
      <text:p text:style-name="P4">using namespace std;</text:p>
      <text:p text:style-name="P5"/>
      <text:p text:style-name="P4">class Complex {</text:p>
      <text:p text:style-name="P4">public:</text:p>
      <text:p text:style-name="P5">    <text:span text:style-name="T8">Complex</text:span><text:span text:style-name="T8">() {</text:span></text:p>
      <text:p text:style-name="P5">        <text:span text:style-name="T8">this</text:span><text:span text:style-name="T8">-&gt;</text:span><text:span text:style-name="T8">real</text:span><text:span text:style-name="T8"> = </text:span><text:span text:style-name="T8">0</text:span><text:span text:style-name="T8">;</text:span></text:p>
      <text:p text:style-name="P5">        <text:span text:style-name="T8">this</text:span><text:span text:style-name="T8">-&gt;</text:span><text:span text:style-name="T8">img</text:span><text:span text:style-name="T8"> = </text:span><text:span text:style-name="T8">0</text:span><text:span text:style-name="T8">;</text:span></text:p>
      <text:p text:style-name="P5">    <text:span text:style-name="T8">}</text:span></text:p>
      <text:p text:style-name="P5"/>
      <text:p text:style-name="P5">    <text:span text:style-name="T8">void</text:span><text:span text:style-name="T8"> </text:span><text:span text:style-name="T8">setRealImg</text:span><text:span text:style-name="T8">(</text:span><text:span text:style-name="T8">double</text:span><text:span text:style-name="T8"> </text:span><text:span text:style-name="T8">first</text:span><text:span text:style-name="T8">, </text:span><text:span text:style-name="T8">double</text:span><text:span text:style-name="T8"> </text:span><text:span text:style-name="T8">second</text:span><text:span text:style-name="T8">) {</text:span></text:p>
      <text:p text:style-name="P5">        <text:span text:style-name="T8">this</text:span><text:span text:style-name="T8">-&gt;</text:span><text:span text:style-name="T8">real</text:span><text:span text:style-name="T8"> = </text:span><text:span text:style-name="T8">first</text:span><text:span text:style-name="T8">;</text:span></text:p>
      <text:p text:style-name="P5">        <text:span text:style-name="T8">this</text:span><text:span text:style-name="T8">-&gt;</text:span><text:span text:style-name="T8">img</text:span><text:span text:style-name="T8"> = </text:span><text:span text:style-name="T8">second</text:span><text:span text:style-name="T8">;</text:span></text:p>
      <text:p text:style-name="P5">    <text:span text:style-name="T8">}</text:span></text:p>
      <text:p text:style-name="P5">    <text:span text:style-name="T8">void</text:span><text:span text:style-name="T8"> </text:span><text:span text:style-name="T8">getData</text:span><text:span text:style-name="T8">();</text:span></text:p>
      <text:p text:style-name="P5">    <text:span text:style-name="T8">void</text:span><text:span text:style-name="T8"> </text:span><text:span text:style-name="T8">display</text:span><text:span text:style-name="T8">();</text:span></text:p>
      <text:p text:style-name="P5"/>
      <text:p text:style-name="P5"><text:soft-page-break/>    <text:span text:style-name="T8">Complex</text:span><text:span text:style-name="T8"> </text:span><text:span text:style-name="T8">operator+</text:span><text:span text:style-name="T8"> (</text:span><text:span text:style-name="T8">Complex</text:span><text:span text:style-name="T8"> </text:span><text:span text:style-name="T8">c1</text:span><text:span text:style-name="T8">);</text:span></text:p>
      <text:p text:style-name="P5">    <text:span text:style-name="T8">Complex</text:span><text:span text:style-name="T8"> </text:span><text:span text:style-name="T8">operator-</text:span><text:span text:style-name="T8"> (</text:span><text:span text:style-name="T8">Complex</text:span><text:span text:style-name="T8"> </text:span><text:span text:style-name="T8">c1</text:span><text:span text:style-name="T8">);</text:span></text:p>
      <text:p text:style-name="P5">    <text:span text:style-name="T8">Complex</text:span><text:span text:style-name="T8"> </text:span><text:span text:style-name="T8">operator*</text:span><text:span text:style-name="T8"> (</text:span><text:span text:style-name="T8">Complex</text:span><text:span text:style-name="T8"> </text:span><text:span text:style-name="T8">c1</text:span><text:span text:style-name="T8">);</text:span></text:p>
      <text:p text:style-name="P5">    <text:span text:style-name="T8">Complex</text:span><text:span text:style-name="T8"> </text:span><text:span text:style-name="T8">operator/</text:span><text:span text:style-name="T8"> (</text:span><text:span text:style-name="T8">Complex</text:span><text:span text:style-name="T8"> </text:span><text:span text:style-name="T8">c1</text:span><text:span text:style-name="T8">);</text:span></text:p>
      <text:p text:style-name="P5">    <text:span text:style-name="T8">bool</text:span><text:span text:style-name="T8"> </text:span><text:span text:style-name="T8">operator==</text:span><text:span text:style-name="T8"> (</text:span><text:span text:style-name="T8">Complex</text:span><text:span text:style-name="T8"> </text:span><text:span text:style-name="T8">c1</text:span><text:span text:style-name="T8">);</text:span></text:p>
      <text:p text:style-name="P5">    <text:span text:style-name="T8">bool</text:span><text:span text:style-name="T8"> </text:span><text:span text:style-name="T8">operator^</text:span><text:span text:style-name="T8"> (</text:span><text:span text:style-name="T8">Complex</text:span><text:span text:style-name="T8"> </text:span><text:span text:style-name="T8">c1</text:span><text:span text:style-name="T8">);</text:span></text:p>
      <text:p text:style-name="P5">    <text:span text:style-name="T8">float</text:span><text:span text:style-name="T8"> </text:span><text:span text:style-name="T8">abs</text:span><text:span text:style-name="T8">();</text:span></text:p>
      <text:p text:style-name="P5"/>
      <text:p text:style-name="P4">private:</text:p>
      <text:p text:style-name="P5">    <text:span text:style-name="T8">float</text:span><text:span text:style-name="T8"> </text:span><text:span text:style-name="T8">real</text:span><text:span text:style-name="T8">;</text:span></text:p>
      <text:p text:style-name="P5">    <text:span text:style-name="T8">float</text:span><text:span text:style-name="T8"> </text:span><text:span text:style-name="T8">img</text:span><text:span text:style-name="T8">;</text:span></text:p>
      <text:p text:style-name="P4">};</text:p>
      <text:p text:style-name="P18"/>
      <text:p text:style-name="P4">void Complex::display() {</text:p>
      <text:p text:style-name="P5">   <text:span text:style-name="T8">cout</text:span><text:span text:style-name="T8"> </text:span><text:span text:style-name="T8">&lt;&lt;</text:span><text:span text:style-name="T8"> </text:span><text:span text:style-name="T8">"("</text:span><text:span text:style-name="T8"> </text:span><text:span text:style-name="T8">&lt;&lt;</text:span><text:span text:style-name="T8"> </text:span><text:span text:style-name="T8">this</text:span><text:span text:style-name="T8">-&gt;</text:span><text:span text:style-name="T8">real</text:span><text:span text:style-name="T8"> </text:span><text:span text:style-name="T8">&lt;&lt;</text:span><text:span text:style-name="T8"> </text:span><text:span text:style-name="T8">")"</text:span><text:span text:style-name="T8"> </text:span><text:span text:style-name="T8">&lt;&lt;</text:span><text:span text:style-name="T8"> </text:span><text:span text:style-name="T8">" + "</text:span><text:span text:style-name="T8"> </text:span><text:span text:style-name="T8">&lt;&lt;</text:span><text:span text:style-name="T8"> </text:span><text:span text:style-name="T8">"("</text:span><text:span text:style-name="T8"> </text:span><text:span text:style-name="T8">&lt;&lt;</text:span><text:span text:style-name="T8"> </text:span><text:span text:style-name="T8">this</text:span><text:span text:style-name="T8">-&gt;</text:span><text:span text:style-name="T8">img</text:span><text:span text:style-name="T8"> </text:span><text:span text:style-name="T8">&lt;&lt;</text:span><text:span text:style-name="T8"> </text:span><text:span text:style-name="T8">")"</text:span><text:span text:style-name="T8"> </text:span><text:span text:style-name="T8">&lt;&lt;</text:span><text:span text:style-name="T8"> </text:span><text:span text:style-name="T8">"i"</text:span><text:span text:style-name="T8">;</text:span></text:p>
      <text:p text:style-name="P4">}</text:p>
      <text:p text:style-name="P5"/>
      <text:p text:style-name="P4">void Complex::getData() {</text:p>
      <text:p text:style-name="P5">    <text:span text:style-name="T8">cout</text:span><text:span text:style-name="T8"> </text:span><text:span text:style-name="T8">&lt;&lt;</text:span><text:span text:style-name="T8"> </text:span><text:span text:style-name="T8">"Enter the real and img of complex no.</text:span><text:span text:style-name="T8">\n</text:span><text:span text:style-name="T8">"</text:span><text:span text:style-name="T8">;</text:span></text:p>
      <text:p text:style-name="P5">    <text:span text:style-name="T8">cout</text:span><text:span text:style-name="T8"> </text:span><text:span text:style-name="T8">&lt;&lt;</text:span><text:span text:style-name="T8"> </text:span><text:span text:style-name="T8">"Real : "</text:span><text:span text:style-name="T8">;</text:span></text:p>
      <text:p text:style-name="P5">    <text:span text:style-name="T8">cin</text:span><text:span text:style-name="T8"> </text:span><text:span text:style-name="T8">&gt;&gt;</text:span><text:span text:style-name="T8"> </text:span><text:span text:style-name="T8">this</text:span><text:span text:style-name="T8">-&gt;</text:span><text:span text:style-name="T8">real</text:span><text:span text:style-name="T8">;</text:span></text:p>
      <text:p text:style-name="P5">    <text:span text:style-name="T8">cout</text:span><text:span text:style-name="T8"> </text:span><text:span text:style-name="T8">&lt;&lt;</text:span><text:span text:style-name="T8"> </text:span><text:span text:style-name="T8">"Img : "</text:span><text:span text:style-name="T8">;</text:span></text:p>
      <text:p text:style-name="P5">    <text:span text:style-name="T8">cin</text:span><text:span text:style-name="T8"> </text:span><text:span text:style-name="T8">&gt;&gt;</text:span><text:span text:style-name="T8"> </text:span><text:span text:style-name="T8">this</text:span><text:span text:style-name="T8">-&gt;</text:span><text:span text:style-name="T8">img</text:span><text:span text:style-name="T8">;</text:span></text:p>
      <text:p text:style-name="P4">}</text:p>
      <text:p text:style-name="P5"/>
      <text:p text:style-name="P4">Complex Complex::operator/ (Complex c1) {</text:p>
      <text:p text:style-name="P5">    <text:span text:style-name="T8">Complex</text:span><text:span text:style-name="T8"> </text:span><text:span text:style-name="T8">div</text:span><text:span text:style-name="T8">;</text:span></text:p>
      <text:p text:style-name="P5">    <text:span text:style-name="T8">div</text:span><text:span text:style-name="T8">.</text:span><text:span text:style-name="T8">real</text:span><text:span text:style-name="T8"> = ( (</text:span><text:span text:style-name="T8">this</text:span><text:span text:style-name="T8">-&gt;</text:span><text:span text:style-name="T8">real</text:span><text:span text:style-name="T8"> * </text:span><text:span text:style-name="T8">c1</text:span><text:span text:style-name="T8">.</text:span><text:span text:style-name="T8">real</text:span><text:span text:style-name="T8">) + (</text:span><text:span text:style-name="T8">this</text:span><text:span text:style-name="T8">-&gt;</text:span><text:span text:style-name="T8">img</text:span><text:span text:style-name="T8"> * </text:span><text:span text:style-name="T8">c1</text:span><text:span text:style-name="T8">.</text:span><text:span text:style-name="T8">img</text:span><text:span text:style-name="T8">) ) / ( </text:span><text:span text:style-name="T8">pow</text:span><text:span text:style-name="T8">(</text:span><text:span text:style-name="T8">c1</text:span><text:span text:style-name="T8">.</text:span><text:span text:style-name="T8">real</text:span><text:span text:style-name="T8">, </text:span><text:span text:style-name="T8">2</text:span><text:span text:style-name="T8">) + </text:span><text:span text:style-name="T8">pow</text:span><text:span text:style-name="T8">(</text:span><text:span text:style-name="T8">c1</text:span><text:span text:style-name="T8">.</text:span><text:span text:style-name="T8">img</text:span><text:span text:style-name="T8">, </text:span><text:span text:style-name="T8">2</text:span><text:span text:style-name="T8">) );</text:span></text:p>
      <text:p text:style-name="P5">    <text:span text:style-name="T8">div</text:span><text:span text:style-name="T8">.</text:span><text:span text:style-name="T8">img</text:span><text:span text:style-name="T8"> = ( (</text:span><text:span text:style-name="T8">this</text:span><text:span text:style-name="T8">-&gt;</text:span><text:span text:style-name="T8">img</text:span><text:span text:style-name="T8"> * </text:span><text:span text:style-name="T8">c1</text:span><text:span text:style-name="T8">.</text:span><text:span text:style-name="T8">real</text:span><text:span text:style-name="T8">) - (</text:span><text:span text:style-name="T8">this</text:span><text:span text:style-name="T8">-&gt;</text:span><text:span text:style-name="T8">real</text:span><text:span text:style-name="T8"> * </text:span><text:span text:style-name="T8">c1</text:span><text:span text:style-name="T8">.</text:span><text:span text:style-name="T8">img</text:span><text:span text:style-name="T8">) ) / ( </text:span><text:span text:style-name="T8">pow</text:span><text:span text:style-name="T8">(</text:span><text:span text:style-name="T8">c1</text:span><text:span text:style-name="T8">.</text:span><text:span text:style-name="T8">real</text:span><text:span text:style-name="T8">, </text:span><text:span text:style-name="T8">2</text:span><text:span text:style-name="T8">) + </text:span><text:span text:style-name="T8">pow</text:span><text:span text:style-name="T8">(</text:span><text:span text:style-name="T8">c1</text:span><text:span text:style-name="T8">.</text:span><text:span text:style-name="T8">img</text:span><text:span text:style-name="T8">, </text:span><text:span text:style-name="T8">2</text:span><text:span text:style-name="T8">) );</text:span></text:p>
      <text:p text:style-name="P5">    <text:span text:style-name="T8">return</text:span><text:span text:style-name="T8"> </text:span><text:span text:style-name="T8">div</text:span><text:span text:style-name="T8">;</text:span></text:p>
      <text:p text:style-name="P4">}</text:p>
      <text:p text:style-name="P5"/>
      <text:p text:style-name="P4">Complex Complex::operator* (Complex c1) {</text:p>
      <text:p text:style-name="P5">    <text:span text:style-name="T8">Complex</text:span><text:span text:style-name="T8"> </text:span><text:span text:style-name="T8">mul</text:span><text:span text:style-name="T8">;</text:span></text:p>
      <text:p text:style-name="P5">    <text:span text:style-name="T8">mul</text:span><text:span text:style-name="T8">.</text:span><text:span text:style-name="T8">real</text:span><text:span text:style-name="T8"> = ( (</text:span><text:span text:style-name="T8">this</text:span><text:span text:style-name="T8">-&gt;</text:span><text:span text:style-name="T8">real</text:span><text:span text:style-name="T8"> * </text:span><text:span text:style-name="T8">c1</text:span><text:span text:style-name="T8">.</text:span><text:span text:style-name="T8">real</text:span><text:span text:style-name="T8">) - (</text:span><text:span text:style-name="T8">this</text:span><text:span text:style-name="T8">-&gt;</text:span><text:span text:style-name="T8">img</text:span><text:span text:style-name="T8"> * </text:span><text:span text:style-name="T8">c1</text:span><text:span text:style-name="T8">.</text:span><text:span text:style-name="T8">img</text:span><text:span text:style-name="T8">) );</text:span></text:p>
      <text:p text:style-name="P5">    <text:span text:style-name="T8">mul</text:span><text:span text:style-name="T8">.</text:span><text:span text:style-name="T8">img</text:span><text:span text:style-name="T8"> = ( (</text:span><text:span text:style-name="T8">this</text:span><text:span text:style-name="T8">-&gt;</text:span><text:span text:style-name="T8">real</text:span><text:span text:style-name="T8"> * </text:span><text:span text:style-name="T8">c1</text:span><text:span text:style-name="T8">.</text:span><text:span text:style-name="T8">img</text:span><text:span text:style-name="T8">) + (</text:span><text:span text:style-name="T8">this</text:span><text:span text:style-name="T8">-&gt;</text:span><text:span text:style-name="T8">img</text:span><text:span text:style-name="T8"> * </text:span><text:span text:style-name="T8">c1</text:span><text:span text:style-name="T8">.</text:span><text:span text:style-name="T8">real</text:span><text:span text:style-name="T8">) );</text:span></text:p>
      <text:p text:style-name="P5">    <text:span text:style-name="T8">return</text:span><text:span text:style-name="T8"> </text:span><text:span text:style-name="T8">mul</text:span><text:span text:style-name="T8">;</text:span></text:p>
      <text:p text:style-name="P4">}</text:p>
      <text:p text:style-name="P5"><text:soft-page-break/></text:p>
      <text:p text:style-name="P4">Complex Complex::operator- (Complex c1) {</text:p>
      <text:p text:style-name="P5">    <text:span text:style-name="T8">Complex</text:span><text:span text:style-name="T8"> </text:span><text:span text:style-name="T8">sub</text:span><text:span text:style-name="T8">;</text:span></text:p>
      <text:p text:style-name="P5">    <text:span text:style-name="T8">sub</text:span><text:span text:style-name="T8">.</text:span><text:span text:style-name="T8">real</text:span><text:span text:style-name="T8"> = </text:span><text:span text:style-name="T8">this</text:span><text:span text:style-name="T8">-&gt;</text:span><text:span text:style-name="T8">real</text:span><text:span text:style-name="T8"> - </text:span><text:span text:style-name="T8">c1</text:span><text:span text:style-name="T8">.</text:span><text:span text:style-name="T8">real</text:span><text:span text:style-name="T8">;</text:span></text:p>
      <text:p text:style-name="P5">    <text:span text:style-name="T8">sub</text:span><text:span text:style-name="T8">.</text:span><text:span text:style-name="T8">img</text:span><text:span text:style-name="T8"> = </text:span><text:span text:style-name="T8">this</text:span><text:span text:style-name="T8">-&gt;</text:span><text:span text:style-name="T8">img</text:span><text:span text:style-name="T8"> - </text:span><text:span text:style-name="T8">c1</text:span><text:span text:style-name="T8">.</text:span><text:span text:style-name="T8">img</text:span><text:span text:style-name="T8">;</text:span></text:p>
      <text:p text:style-name="P5">    <text:span text:style-name="T8">return</text:span><text:span text:style-name="T8"> </text:span><text:span text:style-name="T8">sub</text:span><text:span text:style-name="T8">;</text:span></text:p>
      <text:p text:style-name="P4">}</text:p>
      <text:p text:style-name="P5"/>
      <text:p text:style-name="P4">Complex Complex::operator+ (Complex c1) {</text:p>
      <text:p text:style-name="P5">    <text:span text:style-name="T8">Complex</text:span><text:span text:style-name="T8"> </text:span><text:span text:style-name="T8">add</text:span><text:span text:style-name="T8">;</text:span></text:p>
      <text:p text:style-name="P5">    <text:span text:style-name="T8">add</text:span><text:span text:style-name="T8">.</text:span><text:span text:style-name="T8">real</text:span><text:span text:style-name="T8"> = </text:span><text:span text:style-name="T8">this</text:span><text:span text:style-name="T8">-&gt;</text:span><text:span text:style-name="T8">real</text:span><text:span text:style-name="T8"> + </text:span><text:span text:style-name="T8">c1</text:span><text:span text:style-name="T8">.</text:span><text:span text:style-name="T8">real</text:span><text:span text:style-name="T8">;</text:span></text:p>
      <text:p text:style-name="P5">    <text:span text:style-name="T8">add</text:span><text:span text:style-name="T8">.</text:span><text:span text:style-name="T8">img</text:span><text:span text:style-name="T8"> = </text:span><text:span text:style-name="T8">this</text:span><text:span text:style-name="T8">-&gt;</text:span><text:span text:style-name="T8">img</text:span><text:span text:style-name="T8"> + </text:span><text:span text:style-name="T8">c1</text:span><text:span text:style-name="T8">.</text:span><text:span text:style-name="T8">img</text:span><text:span text:style-name="T8">;</text:span></text:p>
      <text:p text:style-name="P5">    <text:span text:style-name="T8">return</text:span><text:span text:style-name="T8"> </text:span><text:span text:style-name="T8">add</text:span><text:span text:style-name="T8">;</text:span></text:p>
      <text:p text:style-name="P4">}</text:p>
      <text:p text:style-name="P5"/>
      <text:p text:style-name="P4">bool Complex::operator== (Complex c1) {</text:p>
      <text:p text:style-name="P5">    <text:span text:style-name="T8">if</text:span><text:span text:style-name="T8"> (</text:span><text:span text:style-name="T8">this</text:span><text:span text:style-name="T8">-&gt;</text:span><text:span text:style-name="T8">real</text:span><text:span text:style-name="T8"> == </text:span><text:span text:style-name="T8">c1</text:span><text:span text:style-name="T8">.</text:span><text:span text:style-name="T8">real</text:span><text:span text:style-name="T8"> &amp;&amp; </text:span><text:span text:style-name="T8">this</text:span><text:span text:style-name="T8">-&gt;</text:span><text:span text:style-name="T8">img</text:span><text:span text:style-name="T8"> == </text:span><text:span text:style-name="T8">c1</text:span><text:span text:style-name="T8">.</text:span><text:span text:style-name="T8">img</text:span><text:span text:style-name="T8">){</text:span></text:p>
      <text:p text:style-name="P5">        <text:span text:style-name="T8">return</text:span><text:span text:style-name="T8"> </text:span><text:span text:style-name="T8">true</text:span><text:span text:style-name="T8">;</text:span></text:p>
      <text:p text:style-name="P5">    <text:span text:style-name="T8">}</text:span></text:p>
      <text:p text:style-name="P5">    <text:span text:style-name="T8">return</text:span><text:span text:style-name="T8"> </text:span><text:span text:style-name="T8">false</text:span><text:span text:style-name="T8">;</text:span></text:p>
      <text:p text:style-name="P4">}</text:p>
      <text:p text:style-name="P5"/>
      <text:p text:style-name="P4">bool Complex::operator^ (Complex c1) {</text:p>
      <text:p text:style-name="P5">    <text:span text:style-name="T8">if</text:span><text:span text:style-name="T8"> (</text:span><text:span text:style-name="T8">this</text:span><text:span text:style-name="T8">-&gt;</text:span><text:span text:style-name="T8">real</text:span><text:span text:style-name="T8"> == </text:span><text:span text:style-name="T8">c1</text:span><text:span text:style-name="T8">.</text:span><text:span text:style-name="T8">real</text:span><text:span text:style-name="T8"> &amp;&amp; </text:span><text:span text:style-name="T8">this</text:span><text:span text:style-name="T8">-&gt;</text:span><text:span text:style-name="T8">img</text:span><text:span text:style-name="T8"> == -</text:span><text:span text:style-name="T8">1</text:span><text:span text:style-name="T8"> * </text:span><text:span text:style-name="T8">c1</text:span><text:span text:style-name="T8">.</text:span><text:span text:style-name="T8">img</text:span><text:span text:style-name="T8">) {</text:span></text:p>
      <text:p text:style-name="P5">        <text:span text:style-name="T8">return</text:span><text:span text:style-name="T8"> </text:span><text:span text:style-name="T8">true</text:span><text:span text:style-name="T8">;</text:span></text:p>
      <text:p text:style-name="P5">    <text:span text:style-name="T8">}</text:span></text:p>
      <text:p text:style-name="P5">    <text:span text:style-name="T8">return</text:span><text:span text:style-name="T8"> </text:span><text:span text:style-name="T8">false</text:span><text:span text:style-name="T8">;</text:span></text:p>
      <text:p text:style-name="P4">}</text:p>
      <text:p text:style-name="P5"/>
      <text:p text:style-name="P4">float Complex::abs() {</text:p>
      <text:p text:style-name="P5">    <text:span text:style-name="T8">float</text:span><text:span text:style-name="T8"> </text:span><text:span text:style-name="T8">max_part</text:span><text:span text:style-name="T8"> = </text:span><text:span text:style-name="T8">max</text:span><text:span text:style-name="T8">(</text:span><text:span text:style-name="T8">this</text:span><text:span text:style-name="T8">-&gt;</text:span><text:span text:style-name="T8">real</text:span><text:span text:style-name="T8">, </text:span><text:span text:style-name="T8">this</text:span><text:span text:style-name="T8">-&gt;</text:span><text:span text:style-name="T8">img</text:span><text:span text:style-name="T8">);</text:span></text:p>
      <text:p text:style-name="P5">    <text:span text:style-name="T8">float</text:span><text:span text:style-name="T8"> </text:span><text:span text:style-name="T8">min_part</text:span><text:span text:style-name="T8"> = </text:span><text:span text:style-name="T8">min</text:span><text:span text:style-name="T8">(</text:span><text:span text:style-name="T8">this</text:span><text:span text:style-name="T8">-&gt;</text:span><text:span text:style-name="T8">real</text:span><text:span text:style-name="T8">, </text:span><text:span text:style-name="T8">this</text:span><text:span text:style-name="T8">-&gt;</text:span><text:span text:style-name="T8">img</text:span><text:span text:style-name="T8">);</text:span></text:p>
      <text:p text:style-name="P5">    <text:span text:style-name="T8">return</text:span><text:span text:style-name="T8"> </text:span><text:span text:style-name="T8">max_part</text:span><text:span text:style-name="T8"> * </text:span><text:span text:style-name="T8">sqrt</text:span><text:span text:style-name="T8">(</text:span><text:span text:style-name="T8">1</text:span><text:span text:style-name="T8"> + </text:span><text:span text:style-name="T8">min_part</text:span><text:span text:style-name="T8"> * </text:span><text:span text:style-name="T8">min_part</text:span><text:span text:style-name="T8"> / </text:span><text:span text:style-name="T8">max_part</text:span><text:span text:style-name="T8"> / </text:span><text:span text:style-name="T8">max_part</text:span><text:span text:style-name="T8">);</text:span></text:p>
      <text:p text:style-name="P4">}</text:p>
      <text:p text:style-name="P5"/>
      <text:p text:style-name="P4">class Part {</text:p>
      <text:p text:style-name="P4">public:</text:p>
      <text:p text:style-name="P5">    <text:span text:style-name="T8">Part</text:span><text:span text:style-name="T8">() {</text:span></text:p>
      <text:p text:style-name="P5">        <text:span text:style-name="T8">this</text:span><text:span text:style-name="T8">-&gt;</text:span><text:span text:style-name="T8">part</text:span><text:span text:style-name="T8"> = </text:span><text:span text:style-name="T8">0</text:span><text:span text:style-name="T8">;</text:span></text:p>
      <text:p text:style-name="P5">    <text:span text:style-name="T8">}</text:span></text:p>
      <text:p text:style-name="P5">    <text:span text:style-name="T8">Part</text:span><text:span text:style-name="T8">(</text:span><text:span text:style-name="T8">long</text:span><text:span text:style-name="T8"> </text:span><text:span text:style-name="T8">double</text:span><text:span text:style-name="T8"> </text:span><text:span text:style-name="T8">part</text:span><text:span text:style-name="T8">){</text:span></text:p>
      <text:p text:style-name="P5"><text:soft-page-break/>        <text:span text:style-name="T8">this</text:span><text:span text:style-name="T8">-&gt;</text:span><text:span text:style-name="T8">part</text:span><text:span text:style-name="T8"> = </text:span><text:span text:style-name="T8">part</text:span><text:span text:style-name="T8">;</text:span></text:p>
      <text:p text:style-name="P5">    <text:span text:style-name="T8">}</text:span></text:p>
      <text:p text:style-name="P5">    <text:span text:style-name="T8">double</text:span><text:span text:style-name="T8"> </text:span><text:span text:style-name="T8">part</text:span><text:span text:style-name="T8">;</text:span></text:p>
      <text:p text:style-name="P4">};</text:p>
      <text:p text:style-name="P5"/>
      <text:p text:style-name="P4">Part operator ""_REAL(long double part) {</text:p>
      <text:p text:style-name="P5">    <text:span text:style-name="T8">Part</text:span><text:span text:style-name="T8"> </text:span><text:span text:style-name="T8">lit</text:span><text:span text:style-name="T8">(</text:span><text:span text:style-name="T8">part</text:span><text:span text:style-name="T8">);</text:span></text:p>
      <text:p text:style-name="P5">    <text:span text:style-name="T8">return</text:span><text:span text:style-name="T8"> </text:span><text:span text:style-name="T8">lit</text:span><text:span text:style-name="T8">;</text:span></text:p>
      <text:p text:style-name="P4">}</text:p>
      <text:p text:style-name="P5"/>
      <text:p text:style-name="P4">Part operator ""_IMG(long double part) {</text:p>
      <text:p text:style-name="P5">    <text:span text:style-name="T8">Part</text:span><text:span text:style-name="T8"> </text:span><text:span text:style-name="T8">lit</text:span><text:span text:style-name="T8">(</text:span><text:span text:style-name="T8">part</text:span><text:span text:style-name="T8">);</text:span></text:p>
      <text:p text:style-name="P5">    <text:span text:style-name="T8">return</text:span><text:span text:style-name="T8"> </text:span><text:span text:style-name="T8">lit</text:span><text:span text:style-name="T8">;</text:span></text:p>
      <text:p text:style-name="P4">}</text:p>
      <text:p text:style-name="P5"/>
      <text:p text:style-name="P4">int main() {</text:p>
      <text:p text:style-name="P5">    <text:span text:style-name="T8">Complex</text:span><text:span text:style-name="T8"> </text:span><text:span text:style-name="T8">a</text:span><text:span text:style-name="T8">, </text:span><text:span text:style-name="T8">b</text:span><text:span text:style-name="T8">, </text:span><text:span text:style-name="T8">c</text:span><text:span text:style-name="T8">;</text:span></text:p>
      <text:p text:style-name="P5">    <text:span text:style-name="T8">Complex</text:span><text:span text:style-name="T8"> </text:span><text:span text:style-name="T8">example</text:span><text:span text:style-name="T8">;</text:span></text:p>
      <text:p text:style-name="P5">    <text:span text:style-name="T8">Part</text:span><text:span text:style-name="T8"> </text:span><text:span text:style-name="T8">part_real</text:span><text:span text:style-name="T8">, </text:span><text:span text:style-name="T8">part_img</text:span><text:span text:style-name="T8">;</text:span></text:p>
      <text:p text:style-name="P5"/>
      <text:p text:style-name="P5">    <text:span text:style-name="T8">int</text:span><text:span text:style-name="T8"> </text:span><text:span text:style-name="T8">opt</text:span><text:span text:style-name="T8">, </text:span><text:span text:style-name="T8">opt_exit</text:span><text:span text:style-name="T8"> = </text:span><text:span text:style-name="T8">1</text:span><text:span text:style-name="T8">;</text:span></text:p>
      <text:p text:style-name="P5"/>
      <text:p text:style-name="P5">    <text:span text:style-name="T8">while</text:span><text:span text:style-name="T8">(</text:span><text:span text:style-name="T8">opt_exit</text:span><text:span text:style-name="T8"> == </text:span><text:span text:style-name="T8">1</text:span><text:span text:style-name="T8">) {</text:span></text:p>
      <text:p text:style-name="P5">        <text:span text:style-name="T8">a</text:span><text:span text:style-name="T8">.</text:span><text:span text:style-name="T8">getData</text:span><text:span text:style-name="T8">();</text:span></text:p>
      <text:p text:style-name="P5">        <text:span text:style-name="T8">b</text:span><text:span text:style-name="T8">.</text:span><text:span text:style-name="T8">getData</text:span><text:span text:style-name="T8">();</text:span></text:p>
      <text:p text:style-name="P5"/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---Main Menu--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1.Addition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2.Subtraction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3.Multiplication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4.Division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5.Equal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6.Conjugate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7.Show number with</text:span><text:span text:style-name="T8">\n\t</text:span><text:span text:style-name="T8">   Users literals</text:span><text:span text:style-name="T8">\n\t</text:span><text:span text:style-name="T8">   in Complex define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8.Exit"</text:span><text:span text:style-name="T8">;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---Enter your choice--&gt; "</text:span><text:span text:style-name="T8">;</text:span></text:p>
      <text:p text:style-name="P5"/>
      <text:p text:style-name="P5">        <text:span text:style-name="T8">cin</text:span><text:span text:style-name="T8"> </text:span><text:span text:style-name="T8">&gt;&gt;</text:span><text:span text:style-name="T8"> </text:span><text:span text:style-name="T8">opt</text:span><text:span text:style-name="T8">;</text:span></text:p>
      <text:p text:style-name="P5"/>
      <text:p text:style-name="P5">        <text:span text:style-name="T8">switch</text:span><text:span text:style-name="T8">(</text:span><text:span text:style-name="T8">opt</text:span><text:span text:style-name="T8">) {</text:span></text:p>
      <text:p text:style-name="P5">        <text:span text:style-name="T8">case</text:span><text:span text:style-name="T8"> </text:span><text:span text:style-name="T8">1</text:span><text:span text:style-name="T8">:</text:span></text:p>
      <text:p text:style-name="P5"><text:soft-page-break/>            <text:span text:style-name="T8">c</text:span><text:span text:style-name="T8"> </text:span><text:span text:style-name="T8">=</text:span><text:span text:style-name="T8"> </text:span><text:span text:style-name="T8">a</text:span><text:span text:style-name="T8"> </text:span><text:span text:style-name="T8">+</text:span><text:span text:style-name="T8"> </text:span><text:span text:style-name="T8">b</text:span><text:span text:style-name="T8">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</text:span><text:span text:style-name="T8">"</text:span><text:span text:style-name="T8">;</text:span></text:p>
      <text:p text:style-name="P5"/>
      <text:p text:style-name="P5">            <text:span text:style-name="T8">a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+ "</text:span><text:span text:style-name="T8">;</text:span></text:p>
      <text:p text:style-name="P5">            <text:span text:style-name="T8">b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= "</text:span><text:span text:style-name="T8">;</text:span></text:p>
      <text:p text:style-name="P5">            <text:span text:style-name="T8">c</text:span><text:span text:style-name="T8">.</text:span><text:span text:style-name="T8">display</text:span><text:span text:style-name="T8">();</text:span></text:p>
      <text:p text:style-name="P5">            <text:span text:style-name="T8">break</text:span><text:span text:style-name="T8">;</text:span></text:p>
      <text:p text:style-name="P5"/>
      <text:p text:style-name="P5">        <text:span text:style-name="T8">case</text:span><text:span text:style-name="T8"> </text:span><text:span text:style-name="T8">2</text:span><text:span text:style-name="T8">:</text:span></text:p>
      <text:p text:style-name="P5">            <text:span text:style-name="T8">c</text:span><text:span text:style-name="T8"> </text:span><text:span text:style-name="T8">=</text:span><text:span text:style-name="T8"> </text:span><text:span text:style-name="T8">a</text:span><text:span text:style-name="T8"> </text:span><text:span text:style-name="T8">-</text:span><text:span text:style-name="T8"> </text:span><text:span text:style-name="T8">b</text:span><text:span text:style-name="T8">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</text:span><text:span text:style-name="T8">"</text:span><text:span text:style-name="T8">;</text:span></text:p>
      <text:p text:style-name="P5">            <text:span text:style-name="T8">a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- "</text:span><text:span text:style-name="T8">;</text:span></text:p>
      <text:p text:style-name="P5">            <text:span text:style-name="T8">b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= "</text:span><text:span text:style-name="T8">;</text:span></text:p>
      <text:p text:style-name="P5">            <text:span text:style-name="T8">c</text:span><text:span text:style-name="T8">.</text:span><text:span text:style-name="T8">display</text:span><text:span text:style-name="T8">();</text:span></text:p>
      <text:p text:style-name="P5">            <text:span text:style-name="T8">break</text:span><text:span text:style-name="T8">;</text:span></text:p>
      <text:p text:style-name="P5"/>
      <text:p text:style-name="P5">        <text:span text:style-name="T8">case</text:span><text:span text:style-name="T8"> </text:span><text:span text:style-name="T8">3</text:span><text:span text:style-name="T8">:</text:span></text:p>
      <text:p text:style-name="P5">            <text:span text:style-name="T8">c</text:span><text:span text:style-name="T8"> </text:span><text:span text:style-name="T8">=</text:span><text:span text:style-name="T8"> </text:span><text:span text:style-name="T8">a</text:span><text:span text:style-name="T8"> </text:span><text:span text:style-name="T8">*</text:span><text:span text:style-name="T8"> </text:span><text:span text:style-name="T8">b</text:span><text:span text:style-name="T8">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</text:span><text:span text:style-name="T8">"</text:span><text:span text:style-name="T8">;</text:span></text:p>
      <text:p text:style-name="P5">            <text:span text:style-name="T8">a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* "</text:span><text:span text:style-name="T8">;</text:span></text:p>
      <text:p text:style-name="P5">            <text:span text:style-name="T8">b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= "</text:span><text:span text:style-name="T8">;</text:span></text:p>
      <text:p text:style-name="P5">            <text:span text:style-name="T8">c</text:span><text:span text:style-name="T8">.</text:span><text:span text:style-name="T8">display</text:span><text:span text:style-name="T8">();</text:span></text:p>
      <text:p text:style-name="P5">            <text:span text:style-name="T8">break</text:span><text:span text:style-name="T8">;</text:span></text:p>
      <text:p text:style-name="P5"/>
      <text:p text:style-name="P5">        <text:span text:style-name="T8">case</text:span><text:span text:style-name="T8"> </text:span><text:span text:style-name="T8">4</text:span><text:span text:style-name="T8">:</text:span></text:p>
      <text:p text:style-name="P5">            <text:span text:style-name="T8">c</text:span><text:span text:style-name="T8"> </text:span><text:span text:style-name="T8">=</text:span><text:span text:style-name="T8"> </text:span><text:span text:style-name="T8">a</text:span><text:span text:style-name="T8"> </text:span><text:span text:style-name="T8">/</text:span><text:span text:style-name="T8"> </text:span><text:span text:style-name="T8">b</text:span><text:span text:style-name="T8">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</text:span><text:span text:style-name="T8">"</text:span><text:span text:style-name="T8">;</text:span></text:p>
      <text:p text:style-name="P5">            <text:span text:style-name="T8">a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/ "</text:span><text:span text:style-name="T8">;</text:span></text:p>
      <text:p text:style-name="P5">            <text:span text:style-name="T8">b</text:span><text:span text:style-name="T8">.</text:span><text:span text:style-name="T8">display</text:span><text:span text:style-name="T8">()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 = "</text:span><text:span text:style-name="T8">;</text:span></text:p>
      <text:p text:style-name="P5">            <text:span text:style-name="T8">c</text:span><text:span text:style-name="T8">.</text:span><text:span text:style-name="T8">display</text:span><text:span text:style-name="T8">();</text:span></text:p>
      <text:p text:style-name="P5">            <text:span text:style-name="T8">break</text:span><text:span text:style-name="T8">;</text:span></text:p>
      <text:p text:style-name="P5"/>
      <text:p text:style-name="P5">        <text:span text:style-name="T8">case</text:span><text:span text:style-name="T8"> </text:span><text:span text:style-name="T8">5</text:span><text:span text:style-name="T8">: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t</text:span><text:span text:style-name="T8">   Numbers are absolutes? (1 is yes) --&gt; "</text:span><text:span text:style-name="T8">;</text:span></text:p>
      <text:p text:style-name="P5"><text:soft-page-break/>            <text:span text:style-name="T8">cin</text:span><text:span text:style-name="T8"> </text:span><text:span text:style-name="T8">&gt;&gt;</text:span><text:span text:style-name="T8"> </text:span><text:span text:style-name="T8">opt</text:span><text:span text:style-name="T8">;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</text:span><text:span text:style-name="T8">"</text:span><text:span text:style-name="T8">;</text:span></text:p>
      <text:p text:style-name="P5">            <text:span text:style-name="T8">if</text:span><text:span text:style-name="T8"> (</text:span><text:span text:style-name="T8">opt</text:span><text:span text:style-name="T8"> == </text:span><text:span text:style-name="T8">1</text:span><text:span text:style-name="T8">){</text:span></text:p>
      <text:p text:style-name="P5">                <text:span text:style-name="T8">cout</text:span><text:span text:style-name="T8"> </text:span><text:span text:style-name="T8">&lt;&lt;</text:span><text:span text:style-name="T8"> </text:span><text:span text:style-name="T8">a</text:span><text:span text:style-name="T8">.</text:span><text:span text:style-name="T8">abs</text:span><text:span text:style-name="T8">();</text:span></text:p>
      <text:p text:style-name="P5">                <text:span text:style-name="T8">if</text:span><text:span text:style-name="T8"> (</text:span><text:span text:style-name="T8">a</text:span><text:span text:style-name="T8">.</text:span><text:span text:style-name="T8">abs</text:span><text:span text:style-name="T8">() == </text:span><text:span text:style-name="T8">b</text:span><text:span text:style-name="T8">.</text:span><text:span text:style-name="T8">abs</text:span><text:span text:style-name="T8">())</text:span></text:p>
      <text:p text:style-name="P5">                    <text:span text:style-name="T8">cout</text:span><text:span text:style-name="T8"> </text:span><text:span text:style-name="T8">&lt;&lt;</text:span><text:span text:style-name="T8"> </text:span><text:span text:style-name="T8">" == "</text:span><text:span text:style-name="T8">;</text:span></text:p>
      <text:p text:style-name="P5">                <text:span text:style-name="T8">else</text:span></text:p>
      <text:p text:style-name="P5">                    <text:span text:style-name="T8">cout</text:span><text:span text:style-name="T8"> </text:span><text:span text:style-name="T8">&lt;&lt;</text:span><text:span text:style-name="T8"> </text:span><text:span text:style-name="T8">" != "</text:span><text:span text:style-name="T8">;</text:span></text:p>
      <text:p text:style-name="P5">                <text:span text:style-name="T8">cout</text:span><text:span text:style-name="T8"> </text:span><text:span text:style-name="T8">&lt;&lt;</text:span><text:span text:style-name="T8"> </text:span><text:span text:style-name="T8">b</text:span><text:span text:style-name="T8">.</text:span><text:span text:style-name="T8">abs</text:span><text:span text:style-name="T8">();</text:span></text:p>
      <text:p text:style-name="P5">            <text:span text:style-name="T8">} </text:span><text:span text:style-name="T8">else</text:span><text:span text:style-name="T8"> {</text:span></text:p>
      <text:p text:style-name="P5">                <text:span text:style-name="T8">a</text:span><text:span text:style-name="T8">.</text:span><text:span text:style-name="T8">display</text:span><text:span text:style-name="T8">();</text:span></text:p>
      <text:p text:style-name="P5">                <text:span text:style-name="T8">if</text:span><text:span text:style-name="T8"> (</text:span><text:span text:style-name="T8">a</text:span><text:span text:style-name="T8"> </text:span><text:span text:style-name="T8">==</text:span><text:span text:style-name="T8"> </text:span><text:span text:style-name="T8">b</text:span><text:span text:style-name="T8">)</text:span></text:p>
      <text:p text:style-name="P5">                    <text:span text:style-name="T8">cout</text:span><text:span text:style-name="T8"> </text:span><text:span text:style-name="T8">&lt;&lt;</text:span><text:span text:style-name="T8"> </text:span><text:span text:style-name="T8">" == "</text:span><text:span text:style-name="T8">;</text:span></text:p>
      <text:p text:style-name="P5">                <text:span text:style-name="T8">else</text:span></text:p>
      <text:p text:style-name="P5">                    <text:span text:style-name="T8">cout</text:span><text:span text:style-name="T8"> </text:span><text:span text:style-name="T8">&lt;&lt;</text:span><text:span text:style-name="T8"> </text:span><text:span text:style-name="T8">" != "</text:span><text:span text:style-name="T8">;</text:span></text:p>
      <text:p text:style-name="P5">                <text:span text:style-name="T8">b</text:span><text:span text:style-name="T8">.</text:span><text:span text:style-name="T8">display</text:span><text:span text:style-name="T8">();</text:span></text:p>
      <text:p text:style-name="P5">            <text:span text:style-name="T8">}</text:span></text:p>
      <text:p text:style-name="P5">            <text:span text:style-name="T8">break</text:span><text:span text:style-name="T8">;</text:span></text:p>
      <text:p text:style-name="P5"/>
      <text:p text:style-name="P5">        <text:span text:style-name="T8">case</text:span><text:span text:style-name="T8"> </text:span><text:span text:style-name="T8">6</text:span><text:span text:style-name="T8">: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</text:span><text:span text:style-name="T8">"</text:span><text:span text:style-name="T8">;</text:span></text:p>
      <text:p text:style-name="P5">            <text:span text:style-name="T8">a</text:span><text:span text:style-name="T8">.</text:span><text:span text:style-name="T8">display</text:span><text:span text:style-name="T8">();</text:span></text:p>
      <text:p text:style-name="P5">            <text:span text:style-name="T8">if</text:span><text:span text:style-name="T8"> (</text:span><text:span text:style-name="T8">a</text:span><text:span text:style-name="T8"> </text:span><text:span text:style-name="T8">^</text:span><text:span text:style-name="T8"> </text:span><text:span text:style-name="T8">b</text:span><text:span text:style-name="T8">)</text:span></text:p>
      <text:p text:style-name="P5">                <text:span text:style-name="T8">cout</text:span><text:span text:style-name="T8"> </text:span><text:span text:style-name="T8">&lt;&lt;</text:span><text:span text:style-name="T8"> </text:span><text:span text:style-name="T8">"  =  "</text:span><text:span text:style-name="T8">;</text:span></text:p>
      <text:p text:style-name="P5">            <text:span text:style-name="T8">else</text:span></text:p>
      <text:p text:style-name="P5">                <text:span text:style-name="T8">cout</text:span><text:span text:style-name="T8"> </text:span><text:span text:style-name="T8">&lt;&lt;</text:span><text:span text:style-name="T8"> </text:span><text:span text:style-name="T8">" =</text:span><text:span text:style-name="T8">\\</text:span><text:span text:style-name="T8">= "</text:span><text:span text:style-name="T8">;</text:span></text:p>
      <text:p text:style-name="P5">            <text:span text:style-name="T8">b</text:span><text:span text:style-name="T8">.</text:span><text:span text:style-name="T8">display</text:span><text:span text:style-name="T8">();</text:span></text:p>
      <text:p text:style-name="P5">            <text:span text:style-name="T8">break</text:span><text:span text:style-name="T8">;</text:span></text:p>
      <text:p text:style-name="P5"/>
      <text:p text:style-name="P5">        <text:span text:style-name="T8">case</text:span><text:span text:style-name="T8"> </text:span><text:span text:style-name="T8">7</text:span><text:span text:style-name="T8">:</text:span></text:p>
      <text:p text:style-name="P5">            <text:span text:style-name="T8">part_real</text:span><text:span text:style-name="T8"> </text:span><text:span text:style-name="T8">=</text:span><text:span text:style-name="T8"> </text:span><text:span text:style-name="T8">4.74_REAL</text:span><text:span text:style-name="T8">;</text:span></text:p>
      <text:p text:style-name="P5">            <text:span text:style-name="T8">part_img</text:span><text:span text:style-name="T8"> </text:span><text:span text:style-name="T8">=</text:span><text:span text:style-name="T8"> </text:span><text:span text:style-name="T8">5.46_IMG</text:span><text:span text:style-name="T8">;</text:span></text:p>
      <text:p text:style-name="P5">            <text:span text:style-name="T8">example</text:span><text:span text:style-name="T8">.</text:span><text:span text:style-name="T8">setRealImg</text:span><text:span text:style-name="T8">(</text:span><text:span text:style-name="T8">part_real</text:span><text:span text:style-name="T8">.</text:span><text:span text:style-name="T8">part</text:span><text:span text:style-name="T8">, </text:span><text:span text:style-name="T8">part_img</text:span><text:span text:style-name="T8">.</text:span><text:span text:style-name="T8">part</text:span><text:span text:style-name="T8">);</text:span></text:p>
      <text:p text:style-name="P5">            <text:span text:style-name="T8">example</text:span><text:span text:style-name="T8">.</text:span><text:span text:style-name="T8">display</text:span><text:span text:style-name="T8">();</text:span></text:p>
      <text:p text:style-name="P5">            <text:span text:style-name="T8">break</text:span><text:span text:style-name="T8">;</text:span></text:p>
      <text:p text:style-name="P5"/>
      <text:p text:style-name="P5">        <text:span text:style-name="T8">case</text:span><text:span text:style-name="T8"> </text:span><text:span text:style-name="T8">8</text:span><text:span text:style-name="T8">:</text:span></text:p>
      <text:p text:style-name="P5">            <text:span text:style-name="T8">return</text:span><text:span text:style-name="T8"> </text:span><text:span text:style-name="T8">0</text:span><text:span text:style-name="T8">;</text:span></text:p>
      <text:p text:style-name="P5"/>
      <text:p text:style-name="P5">        <text:span text:style-name="T8">default</text:span><text:span text:style-name="T8">:</text:span></text:p>
      <text:p text:style-name="P5">    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\t</text:span><text:span text:style-name="T8">---Invalid choice....... try again</text:span><text:span text:style-name="T8">\n</text:span><text:span text:style-name="T8">"</text:span><text:span text:style-name="T8">;</text:span></text:p>
      <text:p text:style-name="P5">            <text:span text:style-name="T8">break</text:span><text:span text:style-name="T8">;</text:span></text:p>
      <text:p text:style-name="P5"><text:soft-page-break/>        <text:span text:style-name="T8">}</text:span></text:p>
      <text:p text:style-name="P5">        <text:span text:style-name="T8">cout</text:span><text:span text:style-name="T8"> </text:span><text:span text:style-name="T8">&lt;&lt;</text:span><text:span text:style-name="T8"> </text:span><text:span text:style-name="T8">"</text:span><text:span text:style-name="T8">\n\n\t</text:span><text:span text:style-name="T8">---Press 1 to continue--&gt; "</text:span><text:span text:style-name="T8">;</text:span></text:p>
      <text:p text:style-name="P5">        <text:span text:style-name="T8">cin</text:span><text:span text:style-name="T8"> </text:span><text:span text:style-name="T8">&gt;&gt;</text:span><text:span text:style-name="T8"> </text:span><text:span text:style-name="T8">opt_exit</text:span><text:span text:style-name="T8">;</text:span></text:p>
      <text:p text:style-name="P5">    <text:span text:style-name="T8">}</text:span></text:p>
      <text:p text:style-name="P5">   <text:span text:style-name="T8">return</text:span><text:span text:style-name="T8"> </text:span><text:span text:style-name="T8">0</text:span><text:span text:style-name="T8">;</text:span></text:p>
      <text:p text:style-name="P4">}</text:p>
      <text:p text:style-name="P42"/>
      <text:p text:style-name="P42"/>
      <text:list xml:id="list4223661846489325395" text:style-name="WWNum1">
        <text:list-header>
          <text:p text:style-name="P43"/>
        </text:list-header>
      </text:list>
      <text:p text:style-name="P44">Вывод</text:p>
      <text:p text:style-name="P44"><text:s/><text:tab/> <text:tab/></text:p>
      <text:p text:style-name="P14"><text:span text:style-name="T10">В работе были освоенны навыки перегрузки операторов для класса комплексных чисел. Освоенны литералы — возможность языка определять пользовательские типы данных. Изученна возможность нестатического использования литералов. </text:span><text:span text:style-name="T9">Перегрузка операций предполагает введение двух взаимосвязанных особенностей: возможности объявлять в одной области видимости несколько процедур или функций с одинаковыми именами и возможности описывать собственные реализации бинарных операторов (то есть знаков операций, обычно записываемых в инфиксной нотации, между операндами).</text:span><text:span text:style-name="T6"> <text:s/>Перегрузить операторы можно как через дружеские функции, так и с помощью методов класса. Но стоит помнить, что некоторые операторы перегрузить нельзя: </text:span></text:p>
      <text:p text:style-name="P13">“::” “.” “.*” <text:s/>“sizeof”, “typeid”. </text:p>
      <text:p text:style-name="P45"/>
      <text:p text:style-name="P13"/>
      <text:p text:style-name="P46">СПИСОК ЛИТЕРАТУРЫ <text:s text:c="2"/></text:p>
      <text:p text:style-name="P16"><text:span text:style-name="T2">1. Перегрузка операторов С++ [Электронный ресурс]. <text:s/>URL:</text:span><text:a xlink:type="simple" xlink:href="https://ravesli.com/urok-45-pobitovye-operatory/" text:style-name="Internet_20_link" text:visited-style-name="Visited_20_Internet_20_Link"><text:span text:style-name="T2"> </text:span></text:a><text:a xlink:type="simple" xlink:href="https://metanit.com/cpp/tutorial/5.14.php" text:style-name="Internet_20_link" text:visited-style-name="Visited_20_Internet_20_Link"><text:span text:style-name="T7">https://metanit.com/cpp/tutorial/5.14.php</text:span></text:a><text:span text:style-name="T2"> </text:span></text:p>
      <text:p text:style-name="P17">(дата обращения: 29.09.2019). </text:p>
      <text:p text:style-name="P17"/>
      <text:p text:style-name="P27">2. Битовые операции С++ [Электронный ресурс]. URL: </text:p>
      <text:p text:style-name="P3"><text:a xlink:type="simple" xlink:href="http://www.c-cpp.ru/books/bitovye-operatory" text:style-name="Internet_20_link" text:visited-style-name="Visited_20_Internet_20_Link"><text:span text:style-name="T7">http://www.c-cpp.ru/books/bitovye-operatory</text:span></text:a></text:p>
      <text:p text:style-name="P48">(дата обращения: 29.09.2019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Roboto" svg:font-family="Roboto, Arial, sans-serif"/>
    <style:font-face style:name="Arial3" svg:font-family="Arial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0-02T18:02:30.14</dc:date>
    <meta:generator>OpenOffice/4.1.7$Win32 OpenOffice.org_project/417m1$Build-9800</meta:generator>
    <meta:editing-duration>PT37M11S</meta:editing-duration>
    <meta:editing-cycles>2</meta:editing-cycles>
    <meta:document-statistic meta:table-count="0" meta:image-count="0" meta:object-count="0" meta:page-count="14" meta:paragraph-count="416" meta:word-count="1593" meta:character-count="11200"/>
  </office:meta>
</office:document-meta>
</file>